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officeooo:rsid="00107c76" officeooo:paragraph-rsid="00107c76" style:font-size-asian="10pt" style:font-style-asian="normal" style:font-size-complex="10pt" style:font-style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style:text-underline-style="none" officeooo:rsid="00107c76" officeooo:paragraph-rsid="00107c76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style:text-underline-style="none" officeooo:rsid="001195e1" officeooo:paragraph-rsid="001195e1" style:font-size-asian="10pt" style:font-style-asian="normal" style:font-size-complex="10pt" style:font-style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style:text-underline-style="none" officeooo:rsid="001195e1" officeooo:paragraph-rsid="00134eb1" style:font-size-asian="10pt" style:font-style-asian="normal" style:font-size-complex="10pt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style:text-underline-style="none" officeooo:rsid="0011d11b" officeooo:paragraph-rsid="0011d11b" style:font-size-asian="10pt" style:font-style-asian="normal" style:font-size-complex="10pt" style:font-style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style:text-underline-style="none" officeooo:rsid="0011d11b" officeooo:paragraph-rsid="00134eb1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0pt" fo:font-style="normal" style:text-underline-style="none" officeooo:rsid="00134eb1" officeooo:paragraph-rsid="00134eb1" style:font-size-asian="10pt" style:font-style-asian="normal" style:font-size-complex="10pt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1" fo:font-size="10pt" fo:font-style="normal" style:text-underline-style="none" officeooo:rsid="001195e1" officeooo:paragraph-rsid="001195e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0pt" fo:font-style="normal" style:text-underline-style="none" officeooo:rsid="0011d11b" officeooo:paragraph-rsid="00107c76" style:font-size-asian="10pt" style:font-style-asian="normal" style:font-size-complex="10pt" style:font-style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107c76"/>
    </style:style>
    <style:style style:name="T3" style:family="text">
      <style:text-properties style:font-name="Times New Roman1" officeooo:rsid="00134eb1"/>
    </style:style>
    <style:style style:name="T4" style:family="text">
      <style:text-properties style:font-name="Times New Roman1" officeooo:rsid="0011d11b"/>
    </style:style>
    <style:style style:name="T5" style:family="text">
      <style:text-properties officeooo:rsid="00134eb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Objet1" text:anchor-type="paragraph" svg:x="-0.716cm" svg:y="-1.102cm" svg:width="22.562cm" svg:height="19.3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17T08:24:07.527562808</meta:creation-date>
    <dc:date>2015-06-23T09:46:49.428203841</dc:date>
    <dc:creator>Gauthier </dc:creator>
    <meta:editing-duration>PT1H15M4S</meta:editing-duration>
    <meta:editing-cycles>3</meta:editing-cycles>
    <meta:generator>LibreOffice/4.2.8.2$Linux_X86_64 LibreOffice_project/42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Times New Roman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Zone géographique</text:p>
          </table:table-cell>
          <table:table-cell office:value-type="string" calcext:value-type="string">
            <text:p>Épisode du récit</text:p>
          </table:table-cell>
          <table:table-cell office:value-type="string" calcext:value-type="string">
            <text:p>Cité/Château</text:p>
          </table:table-cell>
          <table:table-cell office:value-type="string" calcext:value-type="string">
            <text:p>Lieux divers</text:p>
          </table:table-cell>
          <table:table-cell office:value-type="string" calcext:value-type="string">
            <text:p>Indices géographiques</text:p>
          </table:table-cell>
        </table:table-row>
        <table:table-row table:style-name="ro2">
          <table:table-cell office:value-type="string" calcext:value-type="string" table:number-columns-spanned="1" table:number-rows-spanned="9">
            <text:p>Orient</text:p>
          </table:table-cell>
          <table:table-cell office:value-type="string" calcext:value-type="string" table:number-columns-spanned="1" table:number-rows-spanned="9">
            <text:p>Évangélisation des territoires d'Orient et autres épisodes</text:p>
          </table:table-cell>
          <table:table-cell office:value-type="string" calcext:value-type="string">
            <text:p>Arimathie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Jérusalem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Caïphe</text:p>
          </table:table-cell>
          <table:table-cell/>
          <table:table-cell office:value-type="string" calcext:value-type="string">
            <text:p>5 lieues de Jérusalem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Sarras</text:p>
          </table:table-cell>
          <table:table-cell/>
          <table:table-cell office:value-type="string" calcext:value-type="string">
            <text:p>11 jours de marche de Jérusalem vers l'Euphrate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Un ermitage</text:p>
          </table:table-cell>
          <table:table-cell office:value-type="string" calcext:value-type="string">
            <text:p>Proche de Sarra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Orberique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Calafer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Baruch</text:p>
          </table:table-cell>
          <table:table-cell/>
          <table:table-cell office:value-type="string" calcext:value-type="string">
            <text:p>Territoire de Mordrain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Lambenic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10">
            <text:p>Orient (vers la frontière égyptienne)</text:p>
          </table:table-cell>
          <table:table-cell office:value-type="string" calcext:value-type="string" table:number-columns-spanned="1" table:number-rows-spanned="5">
            <text:p>Guerre contre Tholomé</text:p>
          </table:table-cell>
          <table:table-cell office:value-type="string" calcext:value-type="string">
            <text:p>Charabel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Valagin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Licoine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Orcan</text:p>
          </table:table-cell>
          <table:table-cell table:number-columns-repeated="2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Le Pessage de la Roche</text:p>
          </table:table-cell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Périple de Flégentine</text:p>
          </table:table-cell>
          <table:table-cell/>
          <table:table-cell office:value-type="string" calcext:value-type="string">
            <text:p>Maison du vavasseur de Flégentine</text:p>
          </table:table-cell>
          <table:table-cell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Rivière Arécuse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Éméliant</text:p>
          </table:table-cell>
          <table:table-cell/>
          <table:table-cell office:value-type="string" calcext:value-type="string">
            <text:p>Limite du territoire de Nascien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Vaux de Calamine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Luissance</text:p>
          </table:table-cell>
          <table:table-cell/>
          <table:table-cell office:value-type="string" calcext:value-type="string">
            <text:p>Royaume de Méotiqu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Égypte</text:p>
          </table:table-cell>
          <table:table-cell office:value-type="string" calcext:value-type="string" table:number-columns-spanned="1" table:number-rows-spanned="2">
            <text:p>Périple des messagers</text:p>
          </table:table-cell>
          <table:table-cell office:value-type="string" calcext:value-type="string">
            <text:p>Rokehan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Alexandrie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1" table:number-rows-spanned="6">
            <text:p>Mer d'Occident</text:p>
          </table:table-cell>
          <table:table-cell office:value-type="string" calcext:value-type="string" table:number-columns-spanned="1" table:number-rows-spanned="6">
            <text:p>Exils des protagonistes</text:p>
          </table:table-cell>
          <table:table-cell/>
          <table:table-cell office:value-type="string" calcext:value-type="string">
            <text:p>Île rocheuse</text:p>
          </table:table-cell>
          <table:table-cell office:value-type="string" calcext:value-type="string">
            <text:p>17 journées de Sarras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Île tournoyante</text:p>
          </table:table-cell>
          <table:table-cell office:value-type="string" calcext:value-type="string">
            <text:p>14 journées de Calafer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Une île</text:p>
          </table:table-cell>
          <table:table-cell office:value-type="string" calcext:value-type="string">
            <text:p>10 journées de Calafer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Un ermitage</text:p>
          </table:table-cell>
          <table:table-cell office:value-type="string" calcext:value-type="string">
            <text:p>Une forêt sur l'île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Île du géant</text:p>
          </table:table-cell>
          <table:table-cell office:value-type="string" calcext:value-type="string">
            <text:p>4 journées de navigation de l'île tournoyante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Île d'Hippocrate</text:p>
          </table:table-cell>
          <table:table-cell office:value-type="string" calcext:value-type="string">
            <text:p>4 journées de navigation de la côte égyptienne</text:p>
          </table:table-cell>
        </table:table-row>
        <table:table-row table:style-name="ro2">
          <table:table-cell office:value-type="string" calcext:value-type="string" table:number-columns-spanned="1" table:number-rows-spanned="14">
            <text:p>Grande Bretagne</text:p>
          </table:table-cell>
          <table:table-cell office:value-type="string" calcext:value-type="string" table:number-columns-spanned="1" table:number-rows-spanned="15">
            <text:p>Évangélisation de Grande Bretagne</text:p>
          </table:table-cell>
          <table:table-cell office:value-type="string" calcext:value-type="string">
            <text:p>Galafort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 calcext:value-type="string">
            <text:p>Norgales</text:p>
          </table:table-cell>
          <table:table-cell/>
          <table:table-cell office:value-type="string" calcext:value-type="string">
            <text:p>Royaume de Norgales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Un ermitage</text:p>
          </table:table-cell>
          <table:table-cell office:value-type="string" calcext:value-type="string">
            <text:p>Une forêt proche de Galafort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amaalot</text:p>
          </table:table-cell>
          <table:table-cell table:number-columns-repeated="2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Un étang au fond d'une vallée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Château de la Roche</text:p>
          </table:table-cell>
          <table:table-cell/>
          <table:table-cell office:value-type="string" calcext:value-type="string">
            <text:p>Proche de la forêt de Brocéliande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Forêt de Darnantes</text:p>
          </table:table-cell>
          <table:table-cell office:value-type="string" calcext:value-type="string" table:number-columns-spanned="1" table:number-rows-spanned="3">
            <text:p>La forêt de Darnantes</text:p>
          </table:table-cell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Rivière Célice</text:p>
          </table:table-cell>
          <table:covered-table-cell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Une maison au creux d'une vallée</text:p>
          </table:table-cell>
          <table:covered-table-cell/>
        </table:table-row>
        <table:table-row table:style-name="ro2">
          <table:covered-table-cell table:number-columns-repeated="2"/>
          <table:table-cell office:value-type="string" calcext:value-type="string">
            <text:p>Maante</text:p>
          </table:table-cell>
          <table:table-cell/>
          <table:table-cell office:value-type="string" calcext:value-type="string" table:number-columns-spanned="1" table:number-rows-spanned="2">
            <text:p>Royaume de la Terre Forrain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orbénic</text:p>
          </table:table-cell>
          <table:table-cell/>
          <table:covered-table-cell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Terre Gaste</text:p>
          </table:table-cell>
          <table:table-cell office:value-type="string" calcext:value-type="string">
            <text:p>Anciennement territoire de Galles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Un château</text:p>
          </table:table-cell>
          <table:table-cell/>
          <table:table-cell office:value-type="string" calcext:value-type="string" table:number-columns-spanned="1" table:number-rows-spanned="2">
            <text:p>Royaume de Hocelic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alagre</text:p>
          </table:table-cell>
          <table:table-cell/>
          <table:covered-table-cell/>
        </table:table-row>
        <table:table-row table:style-name="ro2">
          <table:table-cell office:value-type="string" calcext:value-type="string">
            <text:p>Mer de Grande Bretagne</text:p>
          </table:table-cell>
          <table:covered-table-cell/>
          <table:table-cell/>
          <table:table-cell office:value-type="string" calcext:value-type="string">
            <text:p>Île d'Orcan</text:p>
          </table:table-cell>
          <table:table-cell office:value-type="string" calcext:value-type="string">
            <text:p>4 journées de navigation de la Grande Bretagn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9:44:07.199992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